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69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8">
            <text:p>28</text:p>
          </table:table-cell>
          <table:table-cell table:style-name="ce25" office:value-type="string">
            <text:p>Xerox emitidos no mês</text:p>
          </table:table-cell>
          <table:table-cell table:style-name="ce31" table:formula="oooc:=[.C70]*0.3" office:value-type="float" office:value="8.4">
            <text:p>8,4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7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7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73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7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ITRA-RESSAC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RICARD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3">
            <text:p>11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50">
            <text:p>2.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43">
            <text:p>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5">
            <text:p>9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2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3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4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7">
            <text:p>8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3">
            <text:p>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00">
            <text:p>20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5">
            <text:p>15</text:p>
          </table:table-cell>
          <table:table-cell table:style-name="ce29" office:value-type="string">
            <text:p>Xerox emitidos no mês</text:p>
          </table:table-cell>
          <table:table-cell table:style-name="ce32" table:formula="oooc:=[.C161]*0.3" office:value-type="float" office:value="4.5">
            <text:p>4,5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2]*0.3" office:value-type="float" office:value="1.2">
            <text:p>1,2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3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4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4">
          <table:sort>
            <table:sort-by table:field-number="0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9">29/01/2009</text:date>, <text:time>07:13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s Augusto Marcicano</meta:initial-creator>
    <meta:creation-date>2007-08-03T15:08:45</meta:creation-date>
    <dc:creator>Guto Marcicano</dc:creator>
    <dc:date>2009-01-29T07:12:53</dc:date>
    <meta:printed-by>Carlos Augusto Marcicano</meta:printed-by>
    <meta:print-date>2007-09-27T11:53:34</meta:print-date>
    <dc:language>pt-BR</dc:language>
    <meta:editing-cycles>611</meta:editing-cycles>
    <meta:editing-duration>P1DT15H0M4S</meta:editing-duration>
    <meta:user-defined meta:name="Info 1"/>
    <meta:user-defined meta:name="Info 2"/>
    <meta:user-defined meta:name="Info 3"/>
    <meta:user-defined meta:name="Info 4"/>
    <meta:document-statistic meta:table-count="2" meta:cell-count="1943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